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922in"/>
    </style:style>
    <style:style style:name="co6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Courier New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10.2567in">
            <draw:object draw:notify-on-update-of-ranges="Sheet1.A3:Sheet1.A6 Sheet1.D2:Sheet1.D2 Sheet1.D3:Sheet1.D6 Sheet1.G2:Sheet1.G2 Sheet1.G3:Sheet1.G6 Sheet1.H2:Sheet1.H2 Sheet1.H3:Sheet1.H6 Sheet1.I2:Sheet1.I2 Sheet1.I3:Sheet1.I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6.9406in" svg:y="9.4406in">
            <draw:object draw:notify-on-update-of-ranges="Sheet1.D9:Sheet1.D9 Sheet1.G9:Sheet1.G9 Sheet1.H9:Sheet1.H9 Sheet1.I9:Sheet1.I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0.0642in" svg:y="6.5331in">
            <draw:object draw:notify-on-update-of-ranges="Sheet1.A21:Sheet1.A36 Sheet1.D20:Sheet1.D20 Sheet1.D21:Sheet1.D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6.2988in" svg:height="3.5429in" svg:x="6.5614in" svg:y="5.9484in">
            <draw:object draw:notify-on-update-of-ranges="Sheet1.K22:Sheet1.K22 Sheet1.K23:Sheet1.K33 Sheet1.M22:Sheet1.M22 Sheet1.M23:Sheet1.M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6.2988in" svg:height="3.5429in" svg:x="12.661in" svg:y="6.3339in">
            <draw:object draw:notify-on-update-of-ranges="Sheet1.I27:Sheet1.I33 Sheet1.M27:Sheet1.M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1" draw:text-style-name="P1" svg:width="6.2988in" svg:height="3.5429in" svg:x="9.8965in" svg:y="9.839in">
            <draw:object draw:notify-on-update-of-ranges="Sheet1.J23:Sheet1.J33 Sheet1.M23:Sheet1.M3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Ala seq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Identifier</text:p>
          </table:table-cell>
          <table:table-cell table:number-columns-repeated="2" table:style-name="ce1" office:value-type="string" calcext:value-type="string">
            <text:p>Sequen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VDWDiff</text:p>
          </table:table-cell>
          <table:table-cell table:style-name="ce1" office:value-type="string" calcext:value-type="string">
            <text:p>HBONDDiff</text:p>
          </table:table-cell>
          <table:table-cell table:style-name="ce1" office:value-type="string" calcext:value-type="string">
            <text:p>IMM1Diff</text:p>
          </table:table-cell>
          <table:table-cell table:style-name="ce1" office:value-type="string" calcext:value-type="string">
            <text:p>Directory</text:p>
          </table:table-cell>
          <table:table-cell table:style-name="ce1" office:value-type="string" calcext:value-type="string">
            <text:p>replicateNumber</text:p>
          </table:table-cell>
          <table:table-cell table:style-name="ce1" office:value-type="string" calcext:value-type="string">
            <text:p>SasaDiff</text:p>
          </table:table-cell>
          <table:table-cell table:style-name="ce1" office:value-type="string" calcext:value-type="string">
            <text:p>AxChange</text:p>
          </table:table-cell>
          <table:table-cell table:style-name="ce1" office:value-type="string" calcext:value-type="string">
            <text:p>xChange</text:p>
          </table:table-cell>
          <table:table-cell table:style-name="ce1" office:value-type="string" calcext:value-type="string">
            <text:p>crossChange</text:p>
          </table:table-cell>
          <table:table-cell table:style-name="ce1" office:value-type="string" calcext:value-type="string">
            <text:p>zChange</text:p>
          </table:table-cell>
          <table:table-cell table:style-name="ce1" office:value-type="string" calcext:value-type="string">
            <text:p>dir</text:p>
          </table:table-cell>
          <table:table-cell table:style-name="ce1" table:number-columns-repeated="1005"/>
          <table:table-cell table:number-columns-repeated="2"/>
        </table:table-row>
        <table:table-row table:style-name="ro1">
          <table:table-cell table:style-name="Default" office:value-type="string" calcext:value-type="string">
            <text:p>GAS</text:p>
          </table:table-cell>
          <table:table-cell table:style-name="ce2" office:value-type="string" calcext:value-type="string">
            <text:p>RASLLLSYLLVLLLGFLLFTLILI</text:p>
          </table:table-cell>
          <table:table-cell table:style-name="ce2" office:value-type="string" calcext:value-type="string">
            <text:p>AAASYLLVLLLGFLLGTLAAA</text:p>
          </table:table-cell>
          <table:table-cell office:value-type="float" office:value="-46.9569" calcext:value-type="float">
            <text:p>-46.9569</text:p>
          </table:table-cell>
          <table:table-cell office:value-type="float" office:value="149.52825568836" calcext:value-type="float">
            <text:p>149.52825568836</text:p>
          </table:table-cell>
          <table:table-cell office:value-type="string" calcext:value-type="string">
            <text:p>GAS</text:p>
          </table:table-cell>
          <table:table-cell office:value-type="float" office:value="-43.6746" calcext:value-type="float">
            <text:p>-43.6746</text:p>
          </table:table-cell>
          <table:table-cell office:value-type="float" office:value="-30.2568999999999" calcext:value-type="float">
            <text:p>-30.2568999999999</text:p>
          </table:table-cell>
          <table:table-cell office:value-type="float" office:value="26.975" calcext:value-type="float">
            <text:p>26.975</text:p>
          </table:table-cell>
          <table:table-cell office:value-type="string" calcext:value-type="string">
            <text:p>design_6005</text:p>
          </table:table-cell>
          <table:table-cell office:value-type="float" office:value="4" calcext:value-type="float">
            <text:p>4</text:p>
          </table:table-cell>
          <table:table-cell office:value-type="float" office:value="-853.42" calcext:value-type="float">
            <text:p>-853.42</text:p>
          </table:table-cell>
          <table:table-cell office:value-type="float" office:value="-0.364900000000005" calcext:value-type="float">
            <text:p>-0.364900000000005</text:p>
          </table:table-cell>
          <table:table-cell office:value-type="float" office:value="-0.358349999999999" calcext:value-type="float">
            <text:p>-0.358349999999999</text:p>
          </table:table-cell>
          <table:table-cell office:value-type="float" office:value="-3.67349999999999" calcext:value-type="float">
            <text:p>-3.67349999999999</text:p>
          </table:table-cell>
          <table:table-cell office:value-type="float" office:value="0.236988" calcext:value-type="float">
            <text:p>0.236988</text:p>
          </table:table-cell>
          <table:table-cell office:value-type="string" calcext:value-type="string">
            <text:p>2022-11-19_alaEntropyCompare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Left1</text:p>
          </table:table-cell>
          <table:table-cell table:style-name="ce2" office:value-type="string" calcext:value-type="string">
            <text:p>RASLLLLYFLTSLLATLTSLLILI</text:p>
          </table:table-cell>
          <table:table-cell table:style-name="ce2" office:value-type="string" calcext:value-type="string">
            <text:p>AAALYFLTSLLATLTSLLAAA</text:p>
          </table:table-cell>
          <table:table-cell office:value-type="float" office:value="-40.5426" calcext:value-type="float">
            <text:p>-40.5426</text:p>
          </table:table-cell>
          <table:table-cell office:value-type="float" office:value="83.0568380475581" calcext:value-type="float">
            <text:p>83.0568380475581</text:p>
          </table:table-cell>
          <table:table-cell office:value-type="string" calcext:value-type="string">
            <text:p>Left</text:p>
          </table:table-cell>
          <table:table-cell office:value-type="float" office:value="-43.162805" calcext:value-type="float">
            <text:p>-43.162805</text:p>
          </table:table-cell>
          <table:table-cell office:value-type="float" office:value="-12.362" calcext:value-type="float">
            <text:p>-12.362</text:p>
          </table:table-cell>
          <table:table-cell office:value-type="float" office:value="14.9809999999999" calcext:value-type="float">
            <text:p>14.9809999999999</text:p>
          </table:table-cell>
          <table:table-cell office:value-type="string" calcext:value-type="string">
            <text:p>design_6256</text:p>
          </table:table-cell>
          <table:table-cell office:value-type="float" office:value="2" calcext:value-type="float">
            <text:p>2</text:p>
          </table:table-cell>
          <table:table-cell office:value-type="float" office:value="-721.099999999999" calcext:value-type="float">
            <text:p>-721.099999999999</text:p>
          </table:table-cell>
          <table:table-cell office:value-type="float" office:value="7.69059999999999" calcext:value-type="float">
            <text:p>7.69059999999999</text:p>
          </table:table-cell>
          <table:table-cell office:value-type="float" office:value="-0.531410000000001" calcext:value-type="float">
            <text:p>-0.531410000000001</text:p>
          </table:table-cell>
          <table:table-cell office:value-type="float" office:value="-8.39979999999999" calcext:value-type="float">
            <text:p>-8.39979999999999</text:p>
          </table:table-cell>
          <table:table-cell office:value-type="float" office:value="1.67111999999999" calcext:value-type="float">
            <text:p>1.67111999999999</text:p>
          </table:table-cell>
          <table:table-cell office:value-type="string" calcext:value-type="string">
            <text:p>2022-11-19_alaEntropyCompare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Left3</text:p>
          </table:table-cell>
          <table:table-cell table:style-name="ce2" office:value-type="string" calcext:value-type="string">
            <text:p>RASLLLLYWLTSLLAYLTSLLILI</text:p>
          </table:table-cell>
          <table:table-cell table:style-name="ce2" office:value-type="string" calcext:value-type="string">
            <text:p>AAALYWLTSLLAYLTSLLAAA</text:p>
          </table:table-cell>
          <table:table-cell office:value-type="float" office:value="-36.7663" calcext:value-type="float">
            <text:p>-36.7663</text:p>
          </table:table-cell>
          <table:table-cell office:value-type="float" office:value="86.1002159629059" calcext:value-type="float">
            <text:p>86.1002159629059</text:p>
          </table:table-cell>
          <table:table-cell office:value-type="string" calcext:value-type="string">
            <text:p>Left</text:p>
          </table:table-cell>
          <table:table-cell office:value-type="float" office:value="-45.6344" calcext:value-type="float">
            <text:p>-45.6344</text:p>
          </table:table-cell>
          <table:table-cell office:value-type="float" office:value="-13.4689999999999" calcext:value-type="float">
            <text:p>-13.4689999999999</text:p>
          </table:table-cell>
          <table:table-cell office:value-type="float" office:value="22.336" calcext:value-type="float">
            <text:p>22.336</text:p>
          </table:table-cell>
          <table:table-cell office:value-type="string" calcext:value-type="string">
            <text:p>design_2262</text:p>
          </table:table-cell>
          <table:table-cell office:value-type="float" office:value="0" calcext:value-type="float">
            <text:p>0</text:p>
          </table:table-cell>
          <table:table-cell office:value-type="float" office:value="-806.219999999999" calcext:value-type="float">
            <text:p>-806.219999999999</text:p>
          </table:table-cell>
          <table:table-cell office:value-type="float" office:value="3.7678" calcext:value-type="float">
            <text:p>3.7678</text:p>
          </table:table-cell>
          <table:table-cell office:value-type="float" office:value="-0.281079999999999" calcext:value-type="float">
            <text:p>-0.281079999999999</text:p>
          </table:table-cell>
          <table:table-cell office:value-type="float" office:value="-0.172499999999999" calcext:value-type="float">
            <text:p>-0.172499999999999</text:p>
          </table:table-cell>
          <table:table-cell office:value-type="float" office:value="0.052426" calcext:value-type="float">
            <text:p>0.052426</text:p>
          </table:table-cell>
          <table:table-cell office:value-type="string" calcext:value-type="string">
            <text:p>2022-11-20_alaNoSeqEntropy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ight1</text:p>
          </table:table-cell>
          <table:table-cell table:style-name="ce2" office:value-type="string" calcext:value-type="string">
            <text:p>RASLLLYLLLTTLLAALLSFLILI</text:p>
          </table:table-cell>
          <table:table-cell table:style-name="ce2" office:value-type="string" calcext:value-type="string">
            <text:p>AAAYLLLTTLLAALLSFLAAA</text:p>
          </table:table-cell>
          <table:table-cell office:value-type="float" office:value="-10.9027" calcext:value-type="float">
            <text:p>-10.9027</text:p>
          </table:table-cell>
          <table:table-cell office:value-type="float" office:value="33.5977469651126" calcext:value-type="float">
            <text:p>33.5977469651126</text:p>
          </table:table-cell>
          <table:table-cell office:value-type="string" calcext:value-type="string">
            <text:p>Right</text:p>
          </table:table-cell>
          <table:table-cell office:value-type="float" office:value="-34.5626" calcext:value-type="float">
            <text:p>-34.5626</text:p>
          </table:table-cell>
          <table:table-cell office:value-type="float" office:value="3.40949999999999" calcext:value-type="float">
            <text:p>3.40949999999999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design_6478</text:p>
          </table:table-cell>
          <table:table-cell office:value-type="float" office:value="2" calcext:value-type="float">
            <text:p>2</text:p>
          </table:table-cell>
          <table:table-cell office:value-type="float" office:value="-628.29" calcext:value-type="float">
            <text:p>-628.29</text:p>
          </table:table-cell>
          <table:table-cell office:value-type="float" office:value="1.3533" calcext:value-type="float">
            <text:p>1.3533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2.95199999999999" calcext:value-type="float">
            <text:p>2.95199999999999</text:p>
          </table:table-cell>
          <table:table-cell office:value-type="float" office:value="0.229549999999999" calcext:value-type="float">
            <text:p>0.229549999999999</text:p>
          </table:table-cell>
          <table:table-cell office:value-type="string" calcext:value-type="string">
            <text:p>2022-11-19_alaEntropyCompar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Leu Seq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fier</text:p>
          </table:table-cell>
          <table:table-cell table:number-columns-repeated="2" table:style-name="ce1" office:value-type="string" calcext:value-type="string">
            <text:p>Sequen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VDWDiff</text:p>
          </table:table-cell>
          <table:table-cell table:style-name="ce1" office:value-type="string" calcext:value-type="string">
            <text:p>HBONDDiff</text:p>
          </table:table-cell>
          <table:table-cell table:style-name="ce1" office:value-type="string" calcext:value-type="string">
            <text:p>IMM1Diff</text:p>
          </table:table-cell>
          <table:table-cell table:style-name="ce1" office:value-type="string" calcext:value-type="string">
            <text:p>Directory</text:p>
          </table:table-cell>
          <table:table-cell table:style-name="ce1" office:value-type="string" calcext:value-type="string">
            <text:p>replicateNumber</text:p>
          </table:table-cell>
          <table:table-cell table:style-name="ce1" office:value-type="string" calcext:value-type="string">
            <text:p>SasaDiff</text:p>
          </table:table-cell>
          <table:table-cell table:style-name="ce1" office:value-type="string" calcext:value-type="string">
            <text:p>AxChange</text:p>
          </table:table-cell>
          <table:table-cell table:style-name="ce1" office:value-type="string" calcext:value-type="string">
            <text:p>xChange</text:p>
          </table:table-cell>
          <table:table-cell table:style-name="ce1" office:value-type="string" calcext:value-type="string">
            <text:p>crossChange</text:p>
          </table:table-cell>
          <table:table-cell table:style-name="ce1" office:value-type="string" calcext:value-type="string">
            <text:p>zChange</text:p>
          </table:table-cell>
          <table:table-cell table:style-name="ce1" office:value-type="string" calcext:value-type="string">
            <text:p>dir</text:p>
          </table:table-cell>
          <table:table-cell table:style-name="ce1" table:number-columns-repeated="1005"/>
          <table:table-cell table:number-columns-repeated="2"/>
        </table:table-row>
        <table:table-row table:style-name="ro1">
          <table:table-cell table:style-name="Default" office:value-type="string" calcext:value-type="string">
            <text:p>Left2</text:p>
          </table:table-cell>
          <table:table-cell table:style-name="ce2" office:value-type="string" calcext:value-type="string">
            <text:p>RASLLLLWTLLAVLYLLLSFLILI</text:p>
          </table:table-cell>
          <table:table-cell table:style-name="ce2" office:value-type="string" calcext:value-type="string">
            <text:p>LLLLWTLLAVLYLLLSFLILI</text:p>
          </table:table-cell>
          <table:table-cell office:value-type="float" office:value="-22.7219" calcext:value-type="float">
            <text:p>-22.7219</text:p>
          </table:table-cell>
          <table:table-cell office:value-type="float" office:value="79.2278508874034" calcext:value-type="float">
            <text:p>79.2278508874034</text:p>
          </table:table-cell>
          <table:table-cell office:value-type="string" calcext:value-type="string">
            <text:p>Left</text:p>
          </table:table-cell>
          <table:table-cell office:value-type="float" office:value="-43.7885" calcext:value-type="float">
            <text:p>-43.7885</text:p>
          </table:table-cell>
          <table:table-cell office:value-type="float" office:value="0.128199999999999" calcext:value-type="float">
            <text:p>0.128199999999999</text:p>
          </table:table-cell>
          <table:table-cell office:value-type="float" office:value="20.9389999999999" calcext:value-type="float">
            <text:p>20.9389999999999</text:p>
          </table:table-cell>
          <table:table-cell office:value-type="string" calcext:value-type="string">
            <text:p>design_5261</text:p>
          </table:table-cell>
          <table:table-cell office:value-type="float" office:value="4" calcext:value-type="float">
            <text:p>4</text:p>
          </table:table-cell>
          <table:table-cell office:value-type="float" office:value="-1038.12" calcext:value-type="float">
            <text:p>-1038.12</text:p>
          </table:table-cell>
          <table:table-cell office:value-type="float" office:value="4.4603" calcext:value-type="float">
            <text:p>4.4603</text:p>
          </table:table-cell>
          <table:table-cell office:value-type="float" office:value="-0.217909999999999" calcext:value-type="float">
            <text:p>-0.217909999999999</text:p>
          </table:table-cell>
          <table:table-cell office:value-type="float" office:value="-6.33669999999999" calcext:value-type="float">
            <text:p>-6.33669999999999</text:p>
          </table:table-cell>
          <table:table-cell office:value-type="float" office:value="1.10087999999999" calcext:value-type="float">
            <text:p>1.10087999999999</text:p>
          </table:table-cell>
          <table:table-cell office:value-type="string" calcext:value-type="string">
            <text:p>2022-11-19_leuEntropyCompare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Left4</text:p>
          </table:table-cell>
          <table:table-cell table:style-name="ce2" office:value-type="string" calcext:value-type="string">
            <text:p>RASLLLLTWLTALLFTLTSLLILI</text:p>
          </table:table-cell>
          <table:table-cell table:style-name="ce2" office:value-type="string" calcext:value-type="string">
            <text:p>LLLLTWLTALLFTLTSLLILI</text:p>
          </table:table-cell>
          <table:table-cell office:value-type="float" office:value="-18.4291" calcext:value-type="float">
            <text:p>-18.4291</text:p>
          </table:table-cell>
          <table:table-cell office:value-type="float" office:value="55.5613402132327" calcext:value-type="float">
            <text:p>55.5613402132327</text:p>
          </table:table-cell>
          <table:table-cell office:value-type="string" calcext:value-type="string">
            <text:p>Left</text:p>
          </table:table-cell>
          <table:table-cell office:value-type="float" office:value="-40.4782" calcext:value-type="float">
            <text:p>-40.4782</text:p>
          </table:table-cell>
          <table:table-cell office:value-type="float" office:value="0.084000000000003" calcext:value-type="float">
            <text:p>0.084000000000003</text:p>
          </table:table-cell>
          <table:table-cell office:value-type="float" office:value="21.965" calcext:value-type="float">
            <text:p>21.965</text:p>
          </table:table-cell>
          <table:table-cell office:value-type="string" calcext:value-type="string">
            <text:p>design_1222</text:p>
          </table:table-cell>
          <table:table-cell office:value-type="float" office:value="2" calcext:value-type="float">
            <text:p>2</text:p>
          </table:table-cell>
          <table:table-cell office:value-type="float" office:value="-1017.74999999999" calcext:value-type="float">
            <text:p>-1017.74999999999</text:p>
          </table:table-cell>
          <table:table-cell office:value-type="float" office:value="5.3948" calcext:value-type="float">
            <text:p>5.3948</text:p>
          </table:table-cell>
          <table:table-cell office:value-type="float" office:value="0.55938" calcext:value-type="float">
            <text:p>0.55938</text:p>
          </table:table-cell>
          <table:table-cell office:value-type="float" office:value="-4.67109999999999" calcext:value-type="float">
            <text:p>-4.67109999999999</text:p>
          </table:table-cell>
          <table:table-cell office:value-type="float" office:value="0.85175" calcext:value-type="float">
            <text:p>0.85175</text:p>
          </table:table-cell>
          <table:table-cell office:value-type="string" calcext:value-type="string">
            <text:p>2022-11-20_leuNoSeqEntropy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ight2</text:p>
          </table:table-cell>
          <table:table-cell table:style-name="ce2" office:value-type="string" calcext:value-type="string">
            <text:p>RASLLLYLLLATLLAFLLSFLILI</text:p>
          </table:table-cell>
          <table:table-cell table:style-name="ce2" office:value-type="string" calcext:value-type="string">
            <text:p>LLLYLLLATLLAFLLSFLILI</text:p>
          </table:table-cell>
          <table:table-cell office:value-type="float" office:value="-18.024" calcext:value-type="float">
            <text:p>-18.024</text:p>
          </table:table-cell>
          <table:table-cell office:value-type="float" office:value="32.6421112555128" calcext:value-type="float">
            <text:p>32.6421112555128</text:p>
          </table:table-cell>
          <table:table-cell office:value-type="string" calcext:value-type="string">
            <text:p>Right</text:p>
          </table:table-cell>
          <table:table-cell office:value-type="float" office:value="-36.4431" calcext:value-type="float">
            <text:p>-36.4431</text:p>
          </table:table-cell>
          <table:table-cell office:value-type="float" office:value="0.010800000000003" calcext:value-type="float">
            <text:p>0.010800000000003</text:p>
          </table:table-cell>
          <table:table-cell office:value-type="float" office:value="18.408" calcext:value-type="float">
            <text:p>18.408</text:p>
          </table:table-cell>
          <table:table-cell office:value-type="string" calcext:value-type="string">
            <text:p>design_5454</text:p>
          </table:table-cell>
          <table:table-cell office:value-type="float" office:value="4" calcext:value-type="float">
            <text:p>4</text:p>
          </table:table-cell>
          <table:table-cell office:value-type="float" office:value="-856.819999999999" calcext:value-type="float">
            <text:p>-856.819999999999</text:p>
          </table:table-cell>
          <table:table-cell office:value-type="float" office:value="5.74739999999999" calcext:value-type="float">
            <text:p>5.74739999999999</text:p>
          </table:table-cell>
          <table:table-cell office:value-type="float" office:value="-0.2505" calcext:value-type="float">
            <text:p>-0.2505</text:p>
          </table:table-cell>
          <table:table-cell office:value-type="float" office:value="-4.65089999999999" calcext:value-type="float">
            <text:p>-4.65089999999999</text:p>
          </table:table-cell>
          <table:table-cell office:value-type="float" office:value="1.25509" calcext:value-type="float">
            <text:p>1.25509</text:p>
          </table:table-cell>
          <table:table-cell office:value-type="string" calcext:value-type="string">
            <text:p>2022-11-19_leuEntropyCompare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ight3</text:p>
          </table:table-cell>
          <table:table-cell table:style-name="ce2" office:value-type="string" calcext:value-type="string">
            <text:p>RASLLLTYLLTTLLAYLLSTLILI</text:p>
          </table:table-cell>
          <table:table-cell table:style-name="ce2" office:value-type="string" calcext:value-type="string">
            <text:p>LLLTYLLTTLLAYLLSTLILI</text:p>
          </table:table-cell>
          <table:table-cell office:value-type="float" office:value="-22.2889" calcext:value-type="float">
            <text:p>-22.2889</text:p>
          </table:table-cell>
          <table:table-cell office:value-type="float" office:value="109.066848758068" calcext:value-type="float">
            <text:p>109.066848758068</text:p>
          </table:table-cell>
          <table:table-cell office:value-type="string" calcext:value-type="string">
            <text:p>Right</text:p>
          </table:table-cell>
          <table:table-cell office:value-type="float" office:value="-23.457" calcext:value-type="float">
            <text:p>-23.457</text:p>
          </table:table-cell>
          <table:table-cell office:value-type="float" office:value="-20.316" calcext:value-type="float">
            <text:p>-20.316</text:p>
          </table:table-cell>
          <table:table-cell office:value-type="float" office:value="21.4849999999999" calcext:value-type="float">
            <text:p>21.4849999999999</text:p>
          </table:table-cell>
          <table:table-cell office:value-type="string" calcext:value-type="string">
            <text:p>design_1448</text:p>
          </table:table-cell>
          <table:table-cell office:value-type="float" office:value="2" calcext:value-type="float">
            <text:p>2</text:p>
          </table:table-cell>
          <table:table-cell office:value-type="float" office:value="-801.879999999999" calcext:value-type="float">
            <text:p>-801.879999999999</text:p>
          </table:table-cell>
          <table:table-cell office:value-type="float" office:value="10.0227999999999" calcext:value-type="float">
            <text:p>10.0227999999999</text:p>
          </table:table-cell>
          <table:table-cell office:value-type="float" office:value="-0.275639999999999" calcext:value-type="float">
            <text:p>-0.275639999999999</text:p>
          </table:table-cell>
          <table:table-cell office:value-type="float" office:value="-3.50779999999999" calcext:value-type="float">
            <text:p>-3.50779999999999</text:p>
          </table:table-cell>
          <table:table-cell office:value-type="float" office:value="1.02471" calcext:value-type="float">
            <text:p>1.02471</text:p>
          </table:table-cell>
          <table:table-cell office:value-type="string" calcext:value-type="string">
            <text:p>2022-11-20_leuNoSeqEntropy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Josh Samples</text:p>
          </table:table-cell>
          <table:table-cell office:value-type="string" calcext:value-type="string">
            <text:p>Sequence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G1</text:p>
          </table:table-cell>
          <table:table-cell office:value-type="string" calcext:value-type="string">
            <text:p>LLLYFLLGWLLGTLLSWLILI</text:p>
          </table:table-cell>
          <table:table-cell/>
          <table:table-cell office:value-type="float" office:value="-21.3006" calcext:value-type="float">
            <text:p>-21.3006</text:p>
          </table:table-cell>
          <table:table-cell office:value-type="float" office:value="53.9891968110017" calcext:value-type="float">
            <text:p>53.9891968110017</text:p>
          </table:table-cell>
          <table:table-cell/>
          <table:table-cell office:value-type="float" office:value="-44.9187" calcext:value-type="float">
            <text:p>-44.9187</text:p>
          </table:table-cell>
          <table:table-cell office:value-type="float" office:value="0.201399999999992" calcext:value-type="float">
            <text:p>0.201399999999992</text:p>
          </table:table-cell>
          <table:table-cell office:value-type="float" office:value="23.417" calcext:value-type="float">
            <text:p>23.41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G2</text:p>
          </table:table-cell>
          <table:table-cell office:value-type="string" calcext:value-type="string">
            <text:p>LLLGYLLGTLLGTLLGWLILI</text:p>
          </table:table-cell>
          <table:table-cell/>
          <table:table-cell office:value-type="float" office:value="-32.8909875" calcext:value-type="float">
            <text:p>-32.8909875</text:p>
          </table:table-cell>
          <table:table-cell office:value-type="float" office:value="141.847555498326" calcext:value-type="float">
            <text:p>141.847555498326</text:p>
          </table:table-cell>
          <table:table-cell/>
          <table:table-cell office:value-type="float" office:value="-44.0781375" calcext:value-type="float">
            <text:p>-44.0781375</text:p>
          </table:table-cell>
          <table:table-cell office:value-type="float" office:value="-9.8330125" calcext:value-type="float">
            <text:p>-9.8330125</text:p>
          </table:table-cell>
          <table:table-cell office:value-type="float" office:value="21.02025" calcext:value-type="float">
            <text:p>21.0202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G3</text:p>
          </table:table-cell>
          <table:table-cell office:value-type="string" calcext:value-type="string">
            <text:p>LLLTYLLGTLLGYLLSTLILI</text:p>
          </table:table-cell>
          <table:table-cell/>
          <table:table-cell office:value-type="float" office:value="-30.37365" calcext:value-type="float">
            <text:p>-30.37365</text:p>
          </table:table-cell>
          <table:table-cell office:value-type="float" office:value="11.0976008544289" calcext:value-type="float">
            <text:p>11.0976008544289</text:p>
          </table:table-cell>
          <table:table-cell/>
          <table:table-cell office:value-type="float" office:value="-46.959875" calcext:value-type="float">
            <text:p>-46.959875</text:p>
          </table:table-cell>
          <table:table-cell office:value-type="float" office:value="-9.868925" calcext:value-type="float">
            <text:p>-9.868925</text:p>
          </table:table-cell>
          <table:table-cell office:value-type="float" office:value="26.455" calcext:value-type="float">
            <text:p>26.45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Samples</text:p>
          </table:table-cell>
          <table:table-cell table:style-name="ce1" office:value-type="string" calcext:value-type="string">
            <text:p>Average Fluorescence</text:p>
          </table:table-cell>
          <table:table-cell table:style-name="ce1" office:value-type="string" calcext:value-type="string">
            <text:p>Subtract No TM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Standard Devi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a</text:p>
          </table:table-cell>
          <table:table-cell office:value-type="float" office:value="185319.472485541" calcext:value-type="float">
            <text:p>185319.472485541</text:p>
          </table:table-cell>
          <table:table-cell office:value-type="float" office:value="54563.6572063226" calcext:value-type="float">
            <text:p>54563.6572063226</text:p>
          </table:table-cell>
          <table:table-cell office:value-type="float" office:value="100" calcext:value-type="float">
            <text:p>100</text:p>
          </table:table-cell>
          <table:table-cell office:value-type="float" office:value="10450.9948673483" calcext:value-type="float">
            <text:p>10450.99486734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83I</text:p>
          </table:table-cell>
          <table:table-cell office:value-type="float" office:value="150524.278764031" calcext:value-type="float">
            <text:p>150524.278764031</text:p>
          </table:table-cell>
          <table:table-cell office:value-type="float" office:value="19768.4634848131" calcext:value-type="float">
            <text:p>19768.4634848131</text:p>
          </table:table-cell>
          <table:table-cell office:value-type="float" office:value="36.2300925138912" calcext:value-type="float">
            <text:p>36.2300925138912</text:p>
          </table:table-cell>
          <table:table-cell office:value-type="float" office:value="6888.49426397421" calcext:value-type="float">
            <text:p>6888.49426397421</text:p>
          </table:table-cell>
          <table:table-cell table:number-columns-repeated="2"/>
          <table:table-cell table:style-name="ce1" office:value-type="string" calcext:value-type="string">
            <text:p>Designed Sequence</text:p>
          </table:table-cell>
          <table:table-cell table:style-name="ce1" office:value-type="string" calcext:value-type="string">
            <text:p>Total Energy</text:p>
          </table:table-cell>
          <table:table-cell table:style-name="ce1" office:value-type="string" calcext:value-type="string">
            <text:p>VDWDiff</text:p>
          </table:table-cell>
          <table:table-cell table:style-name="ce1" office:value-type="string" calcext:value-type="string">
            <text:p>HBONDDiff</text:p>
          </table:table-cell>
          <table:table-cell table:style-name="ce1" office:value-type="string" calcext:value-type="string">
            <text:p>IMM1Diff</text:p>
          </table:table-cell>
          <table:table-cell table:style-name="ce1" office:value-type="string" calcext:value-type="string">
            <text:p>Percent Gp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 TM</text:p>
          </table:table-cell>
          <table:table-cell office:value-type="float" office:value="130755.815279218" calcext:value-type="float">
            <text:p>130755.815279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9.82921154354" calcext:value-type="float">
            <text:p>4029.82921154354</text:p>
          </table:table-cell>
          <table:table-cell/>
          <table:table-cell table:style-name="ce1" office:value-type="string" calcext:value-type="string">
            <text:p>GAS </text:p>
          </table:table-cell>
          <table:table-cell table:style-name="ce2" office:value-type="string" calcext:value-type="string">
            <text:p>AAASYLLVLLLGFLLGTLAAA</text:p>
          </table:table-cell>
          <table:table-cell office:value-type="float" office:value="-46.9569" calcext:value-type="float">
            <text:p>-46.9569</text:p>
          </table:table-cell>
          <table:table-cell office:value-type="float" office:value="-43.6746" calcext:value-type="float">
            <text:p>-43.6746</text:p>
          </table:table-cell>
          <table:table-cell office:value-type="float" office:value="-30.2568999999999" calcext:value-type="float">
            <text:p>-30.2568999999999</text:p>
          </table:table-cell>
          <table:table-cell office:value-type="float" office:value="26.975" calcext:value-type="float">
            <text:p>26.975</text:p>
          </table:table-cell>
          <table:table-cell office:value-type="float" office:value="149.52825568836" calcext:value-type="float">
            <text:p>149.528255688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41241.301233373" calcext:value-type="float">
            <text:p>141241.301233373</text:p>
          </table:table-cell>
          <table:table-cell office:value-type="float" office:value="10485.485954155" calcext:value-type="float">
            <text:p>10485.485954155</text:p>
          </table:table-cell>
          <table:table-cell office:value-type="float" office:value="19.2169779135332" calcext:value-type="float">
            <text:p>19.2169779135332</text:p>
          </table:table-cell>
          <table:table-cell office:value-type="float" office:value="3744.33367470603" calcext:value-type="float">
            <text:p>3744.33367470603</text:p>
          </table:table-cell>
          <table:table-cell/>
          <table:table-cell table:style-name="ce1" office:value-type="string" calcext:value-type="string">
            <text:p>Left 1</text:p>
          </table:table-cell>
          <table:table-cell table:style-name="ce2" office:value-type="string" calcext:value-type="string">
            <text:p>AAALYFLTSLLATLTSLLAAA</text:p>
          </table:table-cell>
          <table:table-cell office:value-type="float" office:value="-40.5426" calcext:value-type="float">
            <text:p>-40.5426</text:p>
          </table:table-cell>
          <table:table-cell office:value-type="float" office:value="-43.162805" calcext:value-type="float">
            <text:p>-43.162805</text:p>
          </table:table-cell>
          <table:table-cell office:value-type="float" office:value="-12.362" calcext:value-type="float">
            <text:p>-12.362</text:p>
          </table:table-cell>
          <table:table-cell office:value-type="float" office:value="14.9809999999999" calcext:value-type="float">
            <text:p>14.9809999999999</text:p>
          </table:table-cell>
          <table:table-cell office:value-type="float" office:value="83.0568380475581" calcext:value-type="float">
            <text:p>83.05683804755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38919.803604247" calcext:value-type="float">
            <text:p>138919.803604247</text:p>
          </table:table-cell>
          <table:table-cell office:value-type="float" office:value="8163.98832502871" calcext:value-type="float">
            <text:p>8163.98832502871</text:p>
          </table:table-cell>
          <table:table-cell office:value-type="float" office:value="14.9623187722884" calcext:value-type="float">
            <text:p>14.9623187722884</text:p>
          </table:table-cell>
          <table:table-cell office:value-type="float" office:value="11304.4384695716" calcext:value-type="float">
            <text:p>11304.4384695716</text:p>
          </table:table-cell>
          <table:table-cell/>
          <table:table-cell table:style-name="ce1" office:value-type="string" calcext:value-type="string">
            <text:p>Left 3</text:p>
          </table:table-cell>
          <table:table-cell table:style-name="ce2" office:value-type="string" calcext:value-type="string">
            <text:p>AAALYWLTSLLAYLTSLLAAA</text:p>
          </table:table-cell>
          <table:table-cell office:value-type="float" office:value="-36.7663" calcext:value-type="float">
            <text:p>-36.7663</text:p>
          </table:table-cell>
          <table:table-cell office:value-type="float" office:value="-45.6344" calcext:value-type="float">
            <text:p>-45.6344</text:p>
          </table:table-cell>
          <table:table-cell office:value-type="float" office:value="-13.4689999999999" calcext:value-type="float">
            <text:p>-13.4689999999999</text:p>
          </table:table-cell>
          <table:table-cell office:value-type="float" office:value="22.336" calcext:value-type="float">
            <text:p>22.336</text:p>
          </table:table-cell>
          <table:table-cell office:value-type="float" office:value="86.1002159629059" calcext:value-type="float">
            <text:p>86.10021596290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211748.246391114" calcext:value-type="float">
            <text:p>211748.246391114</text:p>
          </table:table-cell>
          <table:table-cell office:value-type="float" office:value="80992.4311118959" calcext:value-type="float">
            <text:p>80992.4311118959</text:p>
          </table:table-cell>
          <table:table-cell office:value-type="float" office:value="148.436588122453" calcext:value-type="float">
            <text:p>148.436588122453</text:p>
          </table:table-cell>
          <table:table-cell office:value-type="float" office:value="2054.56209021344" calcext:value-type="float">
            <text:p>2054.56209021344</text:p>
          </table:table-cell>
          <table:table-cell/>
          <table:table-cell table:style-name="ce1" office:value-type="string" calcext:value-type="string">
            <text:p>Right 1</text:p>
          </table:table-cell>
          <table:table-cell table:style-name="ce2" office:value-type="string" calcext:value-type="string">
            <text:p>AAAYLLLTTLLAALLSFLAAA</text:p>
          </table:table-cell>
          <table:table-cell office:value-type="float" office:value="-10.9027" calcext:value-type="float">
            <text:p>-10.9027</text:p>
          </table:table-cell>
          <table:table-cell office:value-type="float" office:value="-34.5626" calcext:value-type="float">
            <text:p>-34.5626</text:p>
          </table:table-cell>
          <table:table-cell office:value-type="float" office:value="3.40949999999999" calcext:value-type="float">
            <text:p>3.40949999999999</text:p>
          </table:table-cell>
          <table:table-cell office:value-type="float" office:value="20.25" calcext:value-type="float">
            <text:p>20.25</text:p>
          </table:table-cell>
          <table:table-cell office:value-type="float" office:value="33.5977469651126" calcext:value-type="float">
            <text:p>33.59774696511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74212.358769734" calcext:value-type="float">
            <text:p>174212.358769734</text:p>
          </table:table-cell>
          <table:table-cell office:value-type="float" office:value="43456.5434905163" calcext:value-type="float">
            <text:p>43456.5434905163</text:p>
          </table:table-cell>
          <table:table-cell office:value-type="float" office:value="79.643751382341" calcext:value-type="float">
            <text:p>79.643751382341</text:p>
          </table:table-cell>
          <table:table-cell office:value-type="float" office:value="9736.20994413129" calcext:value-type="float">
            <text:p>9736.20994413129</text:p>
          </table:table-cell>
          <table:table-cell/>
          <table:table-cell table:style-name="ce1" office:value-type="string" calcext:value-type="string">
            <text:p>Left 2</text:p>
          </table:table-cell>
          <table:table-cell table:style-name="ce2" office:value-type="string" calcext:value-type="string">
            <text:p>LLLLWTLLAVLYLLLSFLILI</text:p>
          </table:table-cell>
          <table:table-cell office:value-type="float" office:value="-22.7219" calcext:value-type="float">
            <text:p>-22.7219</text:p>
          </table:table-cell>
          <table:table-cell office:value-type="float" office:value="-43.7885" calcext:value-type="float">
            <text:p>-43.7885</text:p>
          </table:table-cell>
          <table:table-cell office:value-type="float" office:value="0.128199999999999" calcext:value-type="float">
            <text:p>0.128199999999999</text:p>
          </table:table-cell>
          <table:table-cell office:value-type="float" office:value="20.9389999999999" calcext:value-type="float">
            <text:p>20.9389999999999</text:p>
          </table:table-cell>
          <table:table-cell office:value-type="float" office:value="108.379304574833" calcext:value-type="float">
            <text:p>108.3793045748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161235.454531228" calcext:value-type="float">
            <text:p>161235.454531228</text:p>
          </table:table-cell>
          <table:table-cell office:value-type="float" office:value="30479.6392520096" calcext:value-type="float">
            <text:p>30479.6392520096</text:p>
          </table:table-cell>
          <table:table-cell office:value-type="float" office:value="55.8606970510726" calcext:value-type="float">
            <text:p>55.8606970510726</text:p>
          </table:table-cell>
          <table:table-cell office:value-type="float" office:value="4463.73137885326" calcext:value-type="float">
            <text:p>4463.73137885326</text:p>
          </table:table-cell>
          <table:table-cell/>
          <table:table-cell table:style-name="ce1" office:value-type="string" calcext:value-type="string">
            <text:p>Left 4</text:p>
          </table:table-cell>
          <table:table-cell table:style-name="ce2" office:value-type="string" calcext:value-type="string">
            <text:p>LLLLTWLTALLFTLTSLLILI</text:p>
          </table:table-cell>
          <table:table-cell office:value-type="float" office:value="-18.4291" calcext:value-type="float">
            <text:p>-18.4291</text:p>
          </table:table-cell>
          <table:table-cell office:value-type="float" office:value="-40.4782" calcext:value-type="float">
            <text:p>-40.4782</text:p>
          </table:table-cell>
          <table:table-cell office:value-type="float" office:value="0.084000000000003" calcext:value-type="float">
            <text:p>0.084000000000003</text:p>
          </table:table-cell>
          <table:table-cell office:value-type="float" office:value="21.965" calcext:value-type="float">
            <text:p>21.965</text:p>
          </table:table-cell>
          <table:table-cell office:value-type="float" office:value="55.5613402132327" calcext:value-type="float">
            <text:p>55.56134021323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AS </text:p>
          </table:table-cell>
          <table:table-cell office:value-type="float" office:value="212343.900139608" calcext:value-type="float">
            <text:p>212343.900139608</text:p>
          </table:table-cell>
          <table:table-cell office:value-type="float" office:value="81588.08486039" calcext:value-type="float">
            <text:p>81588.08486039</text:p>
          </table:table-cell>
          <table:table-cell office:value-type="float" office:value="149.52825568836" calcext:value-type="float">
            <text:p>149.52825568836</text:p>
          </table:table-cell>
          <table:table-cell office:value-type="float" office:value="12068.4442773079" calcext:value-type="float">
            <text:p>12068.4442773079</text:p>
          </table:table-cell>
          <table:table-cell/>
          <table:table-cell table:style-name="ce1" office:value-type="string" calcext:value-type="string">
            <text:p>Right 2</text:p>
          </table:table-cell>
          <table:table-cell table:style-name="ce2" office:value-type="string" calcext:value-type="string">
            <text:p>LLLYLLLATLLAFLLSFLILI</text:p>
          </table:table-cell>
          <table:table-cell office:value-type="float" office:value="-18.024" calcext:value-type="float">
            <text:p>-18.024</text:p>
          </table:table-cell>
          <table:table-cell office:value-type="float" office:value="-36.4431" calcext:value-type="float">
            <text:p>-36.4431</text:p>
          </table:table-cell>
          <table:table-cell office:value-type="float" office:value="0.010800000000003" calcext:value-type="float">
            <text:p>0.010800000000003</text:p>
          </table:table-cell>
          <table:table-cell office:value-type="float" office:value="18.408" calcext:value-type="float">
            <text:p>18.408</text:p>
          </table:table-cell>
          <table:table-cell office:value-type="float" office:value="32.6421112555128" calcext:value-type="float">
            <text:p>32.64211125551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ft 1</text:p>
          </table:table-cell>
          <table:table-cell office:value-type="float" office:value="176074.663677898" calcext:value-type="float">
            <text:p>176074.663677898</text:p>
          </table:table-cell>
          <table:table-cell office:value-type="float" office:value="45318.8483986801" calcext:value-type="float">
            <text:p>45318.8483986801</text:p>
          </table:table-cell>
          <table:table-cell office:value-type="float" office:value="83.0568380475581" calcext:value-type="float">
            <text:p>83.0568380475581</text:p>
          </table:table-cell>
          <table:table-cell office:value-type="float" office:value="575.433049287504" calcext:value-type="float">
            <text:p>575.433049287504</text:p>
          </table:table-cell>
          <table:table-cell/>
          <table:table-cell table:style-name="ce1" office:value-type="string" calcext:value-type="string">
            <text:p>Right 3</text:p>
          </table:table-cell>
          <table:table-cell table:style-name="ce2" office:value-type="string" calcext:value-type="string">
            <text:p>LLLTYLLTTLLAYLLSTLILI</text:p>
          </table:table-cell>
          <table:table-cell office:value-type="float" office:value="-22.2889" calcext:value-type="float">
            <text:p>-22.2889</text:p>
          </table:table-cell>
          <table:table-cell office:value-type="float" office:value="-23.457" calcext:value-type="float">
            <text:p>-23.457</text:p>
          </table:table-cell>
          <table:table-cell office:value-type="float" office:value="-20.316" calcext:value-type="float">
            <text:p>-20.316</text:p>
          </table:table-cell>
          <table:table-cell office:value-type="float" office:value="21.4849999999999" calcext:value-type="float">
            <text:p>21.4849999999999</text:p>
          </table:table-cell>
          <table:table-cell office:value-type="float" office:value="109.066848758068" calcext:value-type="float">
            <text:p>109.0668487580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ft 2</text:p>
          </table:table-cell>
          <table:table-cell office:value-type="float" office:value="189891.527510026" calcext:value-type="float">
            <text:p>189891.527510026</text:p>
          </table:table-cell>
          <table:table-cell office:value-type="float" office:value="59135.7122308083" calcext:value-type="float">
            <text:p>59135.7122308083</text:p>
          </table:table-cell>
          <table:table-cell office:value-type="float" office:value="108.379304574833" calcext:value-type="float">
            <text:p>108.379304574833</text:p>
          </table:table-cell>
          <table:table-cell office:value-type="float" office:value="10039.9191280669" calcext:value-type="float">
            <text:p>10039.9191280669</text:p>
          </table:table-cell>
          <table:table-cell/>
          <table:table-cell table:style-name="ce1" office:value-type="string" calcext:value-type="string">
            <text:p>G1</text:p>
          </table:table-cell>
          <table:table-cell table:style-name="ce2" office:value-type="string" calcext:value-type="string">
            <text:p>LLLYFLLGWLLGTLLSWLILI</text:p>
          </table:table-cell>
          <table:table-cell office:value-type="float" office:value="-21.3006" calcext:value-type="float">
            <text:p>-21.3006</text:p>
          </table:table-cell>
          <table:table-cell office:value-type="float" office:value="-44.9187" calcext:value-type="float">
            <text:p>-44.9187</text:p>
          </table:table-cell>
          <table:table-cell office:value-type="float" office:value="0.201399999999992" calcext:value-type="float">
            <text:p>0.201399999999992</text:p>
          </table:table-cell>
          <table:table-cell office:value-type="float" office:value="23.417" calcext:value-type="float">
            <text:p>23.417</text:p>
          </table:table-cell>
          <table:table-cell office:value-type="float" office:value="53.9891968110017" calcext:value-type="float">
            <text:p>53.98919681100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ft 3</text:p>
          </table:table-cell>
          <table:table-cell office:value-type="float" office:value="177735.241971121" calcext:value-type="float">
            <text:p>177735.241971121</text:p>
          </table:table-cell>
          <table:table-cell office:value-type="float" office:value="46979.4266919034" calcext:value-type="float">
            <text:p>46979.4266919034</text:p>
          </table:table-cell>
          <table:table-cell office:value-type="float" office:value="86.1002159629059" calcext:value-type="float">
            <text:p>86.1002159629059</text:p>
          </table:table-cell>
          <table:table-cell office:value-type="float" office:value="32500.9750080295" calcext:value-type="float">
            <text:p>32500.9750080295</text:p>
          </table:table-cell>
          <table:table-cell/>
          <table:table-cell table:style-name="ce1" office:value-type="string" calcext:value-type="string">
            <text:p>G2</text:p>
          </table:table-cell>
          <table:table-cell table:style-name="ce2" office:value-type="string" calcext:value-type="string">
            <text:p>LLLGYLLGTLLGTLLGWLILI</text:p>
          </table:table-cell>
          <table:table-cell office:value-type="float" office:value="-32.8909875" calcext:value-type="float">
            <text:p>-32.8909875</text:p>
          </table:table-cell>
          <table:table-cell office:value-type="float" office:value="-44.0781375" calcext:value-type="float">
            <text:p>-44.0781375</text:p>
          </table:table-cell>
          <table:table-cell office:value-type="float" office:value="-9.8330125" calcext:value-type="float">
            <text:p>-9.8330125</text:p>
          </table:table-cell>
          <table:table-cell office:value-type="float" office:value="21.02025" calcext:value-type="float">
            <text:p>21.02025</text:p>
          </table:table-cell>
          <table:table-cell office:value-type="float" office:value="141.847555498326" calcext:value-type="float">
            <text:p>141.8475554983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ft 4</text:p>
          </table:table-cell>
          <table:table-cell office:value-type="float" office:value="161072.114492405" calcext:value-type="float">
            <text:p>161072.114492405</text:p>
          </table:table-cell>
          <table:table-cell office:value-type="float" office:value="30316.2992131869" calcext:value-type="float">
            <text:p>30316.2992131869</text:p>
          </table:table-cell>
          <table:table-cell office:value-type="float" office:value="55.5613402132327" calcext:value-type="float">
            <text:p>55.5613402132327</text:p>
          </table:table-cell>
          <table:table-cell office:value-type="float" office:value="7362.88489957829" calcext:value-type="float">
            <text:p>7362.88489957829</text:p>
          </table:table-cell>
          <table:table-cell/>
          <table:table-cell table:style-name="ce1" office:value-type="string" calcext:value-type="string">
            <text:p>G3</text:p>
          </table:table-cell>
          <table:table-cell table:style-name="ce2" office:value-type="string" calcext:value-type="string">
            <text:p>LLLTYLLGTLLGYLLSTLILI</text:p>
          </table:table-cell>
          <table:table-cell office:value-type="float" office:value="-30.37365" calcext:value-type="float">
            <text:p>-30.37365</text:p>
          </table:table-cell>
          <table:table-cell office:value-type="float" office:value="-46.959875" calcext:value-type="float">
            <text:p>-46.959875</text:p>
          </table:table-cell>
          <table:table-cell office:value-type="float" office:value="-9.868925" calcext:value-type="float">
            <text:p>-9.868925</text:p>
          </table:table-cell>
          <table:table-cell office:value-type="float" office:value="26.455" calcext:value-type="float">
            <text:p>26.455</text:p>
          </table:table-cell>
          <table:table-cell office:value-type="float" office:value="11.0976008544289" calcext:value-type="float">
            <text:p>11.09760085442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ght 1</text:p>
          </table:table-cell>
          <table:table-cell office:value-type="float" office:value="149087.97476231" calcext:value-type="float">
            <text:p>149087.97476231</text:p>
          </table:table-cell>
          <table:table-cell office:value-type="float" office:value="18332.1594830917" calcext:value-type="float">
            <text:p>18332.1594830917</text:p>
          </table:table-cell>
          <table:table-cell office:value-type="float" office:value="33.5977469651126" calcext:value-type="float">
            <text:p>33.5977469651126</text:p>
          </table:table-cell>
          <table:table-cell office:value-type="float" office:value="23463.4405401376" calcext:value-type="float">
            <text:p>23463.44054013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ght 2</text:p>
          </table:table-cell>
          <table:table-cell office:value-type="float" office:value="148566.544969582" calcext:value-type="float">
            <text:p>148566.544969582</text:p>
          </table:table-cell>
          <table:table-cell office:value-type="float" office:value="17810.7296903644" calcext:value-type="float">
            <text:p>17810.7296903644</text:p>
          </table:table-cell>
          <table:table-cell office:value-type="float" office:value="32.6421112555128" calcext:value-type="float">
            <text:p>32.6421112555128</text:p>
          </table:table-cell>
          <table:table-cell office:value-type="float" office:value="8240.64550414462" calcext:value-type="float">
            <text:p>8240.645504144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ght 3</text:p>
          </table:table-cell>
          <table:table-cell office:value-type="float" office:value="190266.676761308" calcext:value-type="float">
            <text:p>190266.676761308</text:p>
          </table:table-cell>
          <table:table-cell office:value-type="float" office:value="59510.8614820905" calcext:value-type="float">
            <text:p>59510.8614820905</text:p>
          </table:table-cell>
          <table:table-cell office:value-type="float" office:value="109.066848758068" calcext:value-type="float">
            <text:p>109.066848758068</text:p>
          </table:table-cell>
          <table:table-cell office:value-type="float" office:value="31629.5007952189" calcext:value-type="float">
            <text:p>31629.5007952189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2:Sheet1.Q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0">00/00/0000</text:date>, <text:time style:data-style-name="N2" text:time-value="12:35:49.091850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11:09:22.880403933</meta:creation-date>
    <dc:date>2022-12-20T13:19:18.660739753</dc:date>
    <meta:editing-duration>PT3H52M57S</meta:editing-duration>
    <meta:editing-cycles>6</meta:editing-cycles>
    <meta:generator>LibreOffice/6.4.7.2$Linux_X86_64 LibreOffice_project/40$Build-2</meta:generator>
    <meta:document-statistic meta:table-count="1" meta:cell-count="363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41cm" svg:y="0.316cm" chart:style-name="ch2">
          <text:p>Hbond vs Percent GpA</text:p>
        </chart:title>
        <chart:plot-area chart:style-name="ch3" table:cell-range-address="Sheet1.K22:Sheet1.K33 Sheet1.M22:Sheet1.M33" chart:data-source-has-labels="row" svg:x="1.331cm" svg:y="1.275cm" svg:width="14.349cm" svg:height="6.564cm">
          <chartooo:coordinate-region svg:x="1.952cm" svg:y="1.474cm" svg:width="13.355cm" svg:height="5.718cm"/>
          <chart:axis chart:dimension="x" chart:name="primary-x" chart:style-name="ch4">
            <chart:title svg:x="7.958cm" svg:y="8.019cm" chart:style-name="ch5">
              <text:p>Hbond</text:p>
            </chart:title>
          </chart:axis>
          <chart:axis chart:dimension="y" chart:name="primary-y" chart:style-name="ch6">
            <chart:title svg:x="0.451cm" svg:y="5.117cm" chart:style-name="ch7">
              <text:p>% GpA</text:p>
            </chart:title>
            <chart:grid chart:style-name="ch8" chart:class="major"/>
          </chart:axis>
          <chart:series chart:style-name="ch9" chart:values-cell-range-address="Sheet1.M23:Sheet1.M33" chart:label-cell-address="Sheet1.M22:Sheet1.M22" chart:class="chart:scatter">
            <chart:domain table:cell-range-address="Sheet1.K23:Sheet1.K33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Percent GpA</text:p>
                <draw:g>
                  <svg:desc>Sheet1.M22:Sheet1.M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0.2568999999999">
                <text:p>-30.2568999999999</text:p>
                <draw:g>
                  <svg:desc>Sheet1.K23:Sheet1.K33</svg:desc>
                </draw:g>
              </table:table-cell>
              <table:table-cell office:value-type="float" office:value="149.52825568836">
                <text:p>149.52825568836</text:p>
                <draw:g>
                  <svg:desc>Sheet1.M23:Sheet1.M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2.362">
                <text:p>-12.362</text:p>
              </table:table-cell>
              <table:table-cell office:value-type="float" office:value="83.0568380475581">
                <text:p>83.0568380475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3.4689999999999">
                <text:p>-13.4689999999999</text:p>
              </table:table-cell>
              <table:table-cell office:value-type="float" office:value="86.1002159629059">
                <text:p>86.1002159629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0949999999999">
                <text:p>3.40949999999999</text:p>
              </table:table-cell>
              <table:table-cell office:value-type="float" office:value="33.5977469651126">
                <text:p>33.5977469651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8199999999999">
                <text:p>0.128199999999999</text:p>
              </table:table-cell>
              <table:table-cell office:value-type="float" office:value="108.379304574833">
                <text:p>108.379304574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4000000000003">
                <text:p>0.084000000000003</text:p>
              </table:table-cell>
              <table:table-cell office:value-type="float" office:value="55.5613402132327">
                <text:p>55.5613402132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800000000003">
                <text:p>0.010800000000003</text:p>
              </table:table-cell>
              <table:table-cell office:value-type="float" office:value="32.6421112555128">
                <text:p>32.6421112555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0.316">
                <text:p>-20.316</text:p>
              </table:table-cell>
              <table:table-cell office:value-type="float" office:value="109.066848758068">
                <text:p>109.066848758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1399999999992">
                <text:p>0.201399999999992</text:p>
              </table:table-cell>
              <table:table-cell office:value-type="float" office:value="53.9891968110017">
                <text:p>53.9891968110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8330125">
                <text:p>-9.8330125</text:p>
              </table:table-cell>
              <table:table-cell office:value-type="float" office:value="141.847555498326">
                <text:p>141.847555498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.868925">
                <text:p>-9.868925</text:p>
              </table:table-cell>
              <table:table-cell office:value-type="float" office:value="11.0976008544289">
                <text:p>11.0976008544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56cm" svg:y="0.316cm" chart:style-name="ch2">
          <text:p>Percent GpA per Sample</text:p>
        </chart:title>
        <chart:plot-area chart:style-name="ch3" table:cell-range-address="Sheet1.A21:Sheet1.A36 Sheet1.D20:Sheet1.D36" chart:data-source-has-labels="both" svg:x="1.331cm" svg:y="1.275cm" svg:width="14.349cm" svg:height="6.564cm">
          <chartooo:coordinate-region svg:x="2.047cm" svg:y="1.275cm" svg:width="13.542cm" svg:height="5.067cm"/>
          <chart:axis chart:dimension="x" chart:name="primary-x" chart:style-name="ch4" chartooo:axis-type="auto">
            <chartooo:date-scale/>
            <chart:title svg:x="7.892cm" svg:y="8.019cm" chart:style-name="ch5">
              <text:p>Sample</text:p>
            </chart:title>
            <chart:categories table:cell-range-address="Sheet1.A21:Sheet1.A36"/>
          </chart:axis>
          <chart:axis chart:dimension="y" chart:name="primary-y" chart:style-name="ch6">
            <chart:title svg:x="0.451cm" svg:y="5.117cm" chart:style-name="ch7">
              <text:p>% GpA</text:p>
            </chart:title>
            <chart:grid chart:style-name="ch8" chart:class="major"/>
          </chart:axis>
          <chart:series chart:style-name="ch9" chart:values-cell-range-address="Sheet1.D21:Sheet1.D36" chart:label-cell-address="Sheet1.D20:Sheet1.D20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GpA</text:p>
                <draw:g>
                  <svg:desc>Sheet1.D20:Sheet1.D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pa</text:p>
                <draw:g>
                  <svg:desc>Sheet1.A21:Sheet1.A36</svg:desc>
                </draw:g>
              </table:table-cell>
              <table:table-cell office:value-type="float" office:value="100">
                <text:p>100</text:p>
                <draw:g>
                  <svg:desc>Sheet1.D21:Sheet1.D36</svg:desc>
                </draw:g>
              </table:table-cell>
            </table:table-row>
            <table:table-row>
              <table:table-cell office:value-type="string">
                <text:p>G83I</text:p>
              </table:table-cell>
              <table:table-cell office:value-type="float" office:value="36.2300925138912">
                <text:p>36.2300925138912</text:p>
              </table:table-cell>
            </table:table-row>
            <table:table-row>
              <table:table-cell office:value-type="string">
                <text:p>No T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1</text:p>
              </table:table-cell>
              <table:table-cell office:value-type="float" office:value="19.2169779135332">
                <text:p>19.2169779135332</text:p>
              </table:table-cell>
            </table:table-row>
            <table:table-row>
              <table:table-cell office:value-type="string">
                <text:p>P2</text:p>
              </table:table-cell>
              <table:table-cell office:value-type="float" office:value="14.9623187722884">
                <text:p>14.9623187722884</text:p>
              </table:table-cell>
            </table:table-row>
            <table:table-row>
              <table:table-cell office:value-type="string">
                <text:p>P3</text:p>
              </table:table-cell>
              <table:table-cell office:value-type="float" office:value="148.436588122453">
                <text:p>148.436588122453</text:p>
              </table:table-cell>
            </table:table-row>
            <table:table-row>
              <table:table-cell office:value-type="string">
                <text:p>P4</text:p>
              </table:table-cell>
              <table:table-cell office:value-type="float" office:value="79.643751382341">
                <text:p>79.643751382341</text:p>
              </table:table-cell>
            </table:table-row>
            <table:table-row>
              <table:table-cell office:value-type="string">
                <text:p>P5</text:p>
              </table:table-cell>
              <table:table-cell office:value-type="float" office:value="55.8606970510726">
                <text:p>55.8606970510726</text:p>
              </table:table-cell>
            </table:table-row>
            <table:table-row>
              <table:table-cell office:value-type="string">
                <text:p>GAS </text:p>
              </table:table-cell>
              <table:table-cell office:value-type="float" office:value="149.52825568836">
                <text:p>149.52825568836</text:p>
              </table:table-cell>
            </table:table-row>
            <table:table-row>
              <table:table-cell office:value-type="string">
                <text:p>Left 1</text:p>
              </table:table-cell>
              <table:table-cell office:value-type="float" office:value="83.0568380475581">
                <text:p>83.0568380475581</text:p>
              </table:table-cell>
            </table:table-row>
            <table:table-row>
              <table:table-cell office:value-type="string">
                <text:p>Left 2</text:p>
              </table:table-cell>
              <table:table-cell office:value-type="float" office:value="108.379304574833">
                <text:p>108.379304574833</text:p>
              </table:table-cell>
            </table:table-row>
            <table:table-row>
              <table:table-cell office:value-type="string">
                <text:p>Left 3</text:p>
              </table:table-cell>
              <table:table-cell office:value-type="float" office:value="86.1002159629059">
                <text:p>86.1002159629059</text:p>
              </table:table-cell>
            </table:table-row>
            <table:table-row>
              <table:table-cell office:value-type="string">
                <text:p>Left 4</text:p>
              </table:table-cell>
              <table:table-cell office:value-type="float" office:value="55.5613402132327">
                <text:p>55.5613402132327</text:p>
              </table:table-cell>
            </table:table-row>
            <table:table-row>
              <table:table-cell office:value-type="string">
                <text:p>Right 1</text:p>
              </table:table-cell>
              <table:table-cell office:value-type="float" office:value="33.5977469651126">
                <text:p>33.5977469651126</text:p>
              </table:table-cell>
            </table:table-row>
            <table:table-row>
              <table:table-cell office:value-type="string">
                <text:p>Right 2</text:p>
              </table:table-cell>
              <table:table-cell office:value-type="float" office:value="32.6421112555128">
                <text:p>32.6421112555128</text:p>
              </table:table-cell>
            </table:table-row>
            <table:table-row>
              <table:table-cell office:value-type="string">
                <text:p>Right 3</text:p>
              </table:table-cell>
              <table:table-cell office:value-type="float" office:value="109.066848758068">
                <text:p>109.066848758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5cm" svg:y="0.316cm" chart:style-name="ch2">
          <text:p>Leucine End Sequences</text:p>
        </chart:title>
        <chart:legend chart:legend-position="end" svg:x="13.499cm" svg:y="3.454cm" style:legend-expansion="high" chart:style-name="ch3"/>
        <chart:plot-area chart:style-name="ch4" table:cell-range-address="Sheet1.A10:Sheet1.A13 Sheet1.A16:Sheet1.A18 Sheet1.D9:Sheet1.D13 Sheet1.D16:Sheet1.D18 Sheet1.G9:Sheet1.I13 Sheet1.G16:Sheet1.I18" chart:data-source-has-labels="both" svg:x="1.331cm" svg:y="1.275cm" svg:width="11.848cm" svg:height="6.564cm">
          <chartooo:coordinate-region svg:x="2.058cm" svg:y="1.474cm" svg:width="11.121cm" svg:height="5.718cm"/>
          <chart:axis chart:dimension="x" chart:name="primary-x" chart:style-name="ch5" chartooo:axis-type="auto">
            <chartooo:date-scale/>
            <chart:title svg:x="6.642cm" svg:y="8.019cm" chart:style-name="ch6">
              <text:p>Sample</text:p>
            </chart:title>
            <chart:categories table:cell-range-address="Sheet1.A10:Sheet1.A13 Sheet1.A16:Sheet1.A18"/>
          </chart:axis>
          <chart:axis chart:dimension="y" chart:name="primary-y" chart:style-name="ch7">
            <chart:title svg:x="0.451cm" svg:y="5.593cm" chart:style-name="ch8">
              <text:p>Energy Score</text:p>
            </chart:title>
            <chart:grid chart:style-name="ch9" chart:class="major"/>
          </chart:axis>
          <chart:series chart:style-name="ch10" chart:values-cell-range-address="Sheet1.D10:Sheet1.D13 Sheet1.D16:Sheet1.D18" chart:label-cell-address="Sheet1.D9:Sheet1.D9" chart:class="chart:bar">
            <chart:data-point chart:repeated="7"/>
          </chart:series>
          <chart:series chart:style-name="ch11" chart:values-cell-range-address="Sheet1.G10:Sheet1.G13 Sheet1.G16:Sheet1.G18" chart:label-cell-address="Sheet1.G9:Sheet1.G9" chart:class="chart:bar">
            <chart:data-point chart:repeated="7"/>
          </chart:series>
          <chart:series chart:style-name="ch12" chart:values-cell-range-address="Sheet1.H10:Sheet1.H13 Sheet1.H16:Sheet1.H18" chart:label-cell-address="Sheet1.H9:Sheet1.H9" chart:class="chart:bar">
            <chart:data-point chart:repeated="7"/>
          </chart:series>
          <chart:series chart:style-name="ch13" chart:values-cell-range-address="Sheet1.I10:Sheet1.I13 Sheet1.I16:Sheet1.I18" chart:label-cell-address="Sheet1.I9:Sheet1.I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1.D9:Sheet1.D9</svg:desc>
                </draw:g>
              </table:table-cell>
              <table:table-cell office:value-type="string">
                <text:p>VDWDiff</text:p>
                <draw:g>
                  <svg:desc>Sheet1.G9:Sheet1.G9</svg:desc>
                </draw:g>
              </table:table-cell>
              <table:table-cell office:value-type="string">
                <text:p>HBONDDiff</text:p>
                <draw:g>
                  <svg:desc>Sheet1.H9:Sheet1.H9</svg:desc>
                </draw:g>
              </table:table-cell>
              <table:table-cell office:value-type="string">
                <text:p>IMM1Diff</text:p>
                <draw:g>
                  <svg:desc>Sheet1.I9:Sheet1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ft2</text:p>
                <draw:g>
                  <svg:desc>Sheet1.A10:Sheet1.A13 Sheet1.A16:Sheet1.A18</svg:desc>
                </draw:g>
              </table:table-cell>
              <table:table-cell office:value-type="float" office:value="-22.7219">
                <text:p>-22.7219</text:p>
                <draw:g>
                  <svg:desc>Sheet1.D10:Sheet1.D13 Sheet1.D16:Sheet1.D18</svg:desc>
                </draw:g>
              </table:table-cell>
              <table:table-cell office:value-type="float" office:value="-43.7885">
                <text:p>-43.7885</text:p>
                <draw:g>
                  <svg:desc>Sheet1.G10:Sheet1.G13 Sheet1.G16:Sheet1.G18</svg:desc>
                </draw:g>
              </table:table-cell>
              <table:table-cell office:value-type="float" office:value="0.128199999999999">
                <text:p>0.128199999999999</text:p>
                <draw:g>
                  <svg:desc>Sheet1.H10:Sheet1.H13 Sheet1.H16:Sheet1.H18</svg:desc>
                </draw:g>
              </table:table-cell>
              <table:table-cell office:value-type="float" office:value="20.9389999999999">
                <text:p>20.9389999999999</text:p>
                <draw:g>
                  <svg:desc>Sheet1.I10:Sheet1.I13 Sheet1.I16:Sheet1.I18</svg:desc>
                </draw:g>
              </table:table-cell>
            </table:table-row>
            <table:table-row>
              <table:table-cell office:value-type="string">
                <text:p>Left4</text:p>
              </table:table-cell>
              <table:table-cell office:value-type="float" office:value="-18.4291">
                <text:p>-18.4291</text:p>
              </table:table-cell>
              <table:table-cell office:value-type="float" office:value="-40.4782">
                <text:p>-40.4782</text:p>
              </table:table-cell>
              <table:table-cell office:value-type="float" office:value="0.084000000000003">
                <text:p>0.084000000000003</text:p>
              </table:table-cell>
              <table:table-cell office:value-type="float" office:value="21.965">
                <text:p>21.965</text:p>
              </table:table-cell>
            </table:table-row>
            <table:table-row>
              <table:table-cell office:value-type="string">
                <text:p>Right2</text:p>
              </table:table-cell>
              <table:table-cell office:value-type="float" office:value="-18.024">
                <text:p>-18.024</text:p>
              </table:table-cell>
              <table:table-cell office:value-type="float" office:value="-36.4431">
                <text:p>-36.4431</text:p>
              </table:table-cell>
              <table:table-cell office:value-type="float" office:value="0.010800000000003">
                <text:p>0.010800000000003</text:p>
              </table:table-cell>
              <table:table-cell office:value-type="float" office:value="18.408">
                <text:p>18.408</text:p>
              </table:table-cell>
            </table:table-row>
            <table:table-row>
              <table:table-cell office:value-type="string">
                <text:p>Right3</text:p>
              </table:table-cell>
              <table:table-cell office:value-type="float" office:value="-22.2889">
                <text:p>-22.2889</text:p>
              </table:table-cell>
              <table:table-cell office:value-type="float" office:value="-23.457">
                <text:p>-23.457</text:p>
              </table:table-cell>
              <table:table-cell office:value-type="float" office:value="-20.316">
                <text:p>-20.316</text:p>
              </table:table-cell>
              <table:table-cell office:value-type="float" office:value="21.4849999999999">
                <text:p>21.4849999999999</text:p>
              </table:table-cell>
            </table:table-row>
            <table:table-row>
              <table:table-cell office:value-type="string">
                <text:p>G1</text:p>
              </table:table-cell>
              <table:table-cell office:value-type="float" office:value="-21.3006">
                <text:p>-21.3006</text:p>
              </table:table-cell>
              <table:table-cell office:value-type="float" office:value="-44.9187">
                <text:p>-44.9187</text:p>
              </table:table-cell>
              <table:table-cell office:value-type="float" office:value="0.201399999999992">
                <text:p>0.201399999999992</text:p>
              </table:table-cell>
              <table:table-cell office:value-type="float" office:value="23.417">
                <text:p>23.417</text:p>
              </table:table-cell>
            </table:table-row>
            <table:table-row>
              <table:table-cell office:value-type="string">
                <text:p>G2</text:p>
              </table:table-cell>
              <table:table-cell office:value-type="float" office:value="-32.8909875">
                <text:p>-32.8909875</text:p>
              </table:table-cell>
              <table:table-cell office:value-type="float" office:value="-44.0781375">
                <text:p>-44.0781375</text:p>
              </table:table-cell>
              <table:table-cell office:value-type="float" office:value="-9.8330125">
                <text:p>-9.8330125</text:p>
              </table:table-cell>
              <table:table-cell office:value-type="float" office:value="21.02025">
                <text:p>21.02025</text:p>
              </table:table-cell>
            </table:table-row>
            <table:table-row>
              <table:table-cell office:value-type="string">
                <text:p>G3</text:p>
              </table:table-cell>
              <table:table-cell office:value-type="float" office:value="-30.37365">
                <text:p>-30.37365</text:p>
              </table:table-cell>
              <table:table-cell office:value-type="float" office:value="-46.959875">
                <text:p>-46.959875</text:p>
              </table:table-cell>
              <table:table-cell office:value-type="float" office:value="-9.868925">
                <text:p>-9.868925</text:p>
              </table:table-cell>
              <table:table-cell office:value-type="float" office:value="26.455">
                <text:p>26.4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2cm" svg:y="0.316cm" chart:style-name="ch2">
          <text:p>Total Energy vs Percent GpA</text:p>
        </chart:title>
        <chart:plot-area chart:style-name="ch3" table:cell-range-address="Sheet1.I27:Sheet1.I33 Sheet1.M27:Sheet1.M33" svg:x="1.331cm" svg:y="1.275cm" svg:width="14.349cm" svg:height="6.564cm">
          <chartooo:coordinate-region svg:x="1.953cm" svg:y="1.474cm" svg:width="13.302cm" svg:height="5.718cm"/>
          <chart:axis chart:dimension="x" chart:name="primary-x" chart:style-name="ch4">
            <chart:title svg:x="7.932cm" svg:y="8.019cm" chart:style-name="ch5">
              <text:p>Energy</text:p>
            </chart:title>
          </chart:axis>
          <chart:axis chart:dimension="y" chart:name="primary-y" chart:style-name="ch6">
            <chart:title svg:x="0.451cm" svg:y="5.117cm" chart:style-name="ch7">
              <text:p>% GpA</text:p>
            </chart:title>
            <chart:grid chart:style-name="ch8" chart:class="major"/>
          </chart:axis>
          <chart:series chart:style-name="ch9" chart:values-cell-range-address="Sheet1.M27:Sheet1.M33" chart:class="chart:scatter">
            <chart:domain table:cell-range-address="Sheet1.I27:Sheet1.I33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2.7219">
                <text:p>-22.7219</text:p>
                <draw:g>
                  <svg:desc>Sheet1.I27:Sheet1.I33</svg:desc>
                </draw:g>
              </table:table-cell>
              <table:table-cell office:value-type="float" office:value="108.379304574833">
                <text:p>108.379304574833</text:p>
                <draw:g>
                  <svg:desc>Sheet1.M27:Sheet1.M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8.4291">
                <text:p>-18.4291</text:p>
              </table:table-cell>
              <table:table-cell office:value-type="float" office:value="55.5613402132327">
                <text:p>55.5613402132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.024">
                <text:p>-18.024</text:p>
              </table:table-cell>
              <table:table-cell office:value-type="float" office:value="32.6421112555128">
                <text:p>32.6421112555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2.2889">
                <text:p>-22.2889</text:p>
              </table:table-cell>
              <table:table-cell office:value-type="float" office:value="109.066848758068">
                <text:p>109.066848758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1.3006">
                <text:p>-21.3006</text:p>
              </table:table-cell>
              <table:table-cell office:value-type="float" office:value="53.9891968110017">
                <text:p>53.9891968110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2.8909875">
                <text:p>-32.8909875</text:p>
              </table:table-cell>
              <table:table-cell office:value-type="float" office:value="141.847555498326">
                <text:p>141.847555498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.37365">
                <text:p>-30.37365</text:p>
              </table:table-cell>
              <table:table-cell office:value-type="float" office:value="11.0976008544289">
                <text:p>11.09760085442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05cm" svg:y="0.316cm" chart:style-name="ch2">
          <text:p>Alanine Sequence Energies</text:p>
        </chart:title>
        <chart:legend chart:legend-position="end" svg:x="13.499cm" svg:y="3.454cm" style:legend-expansion="high" chart:style-name="ch3"/>
        <chart:plot-area chart:style-name="ch4" table:cell-range-address="Sheet1.A3:Sheet1.A6 Sheet1.D2:Sheet1.D6 Sheet1.G2:Sheet1.I6" chart:data-source-has-labels="both" svg:x="1.331cm" svg:y="1.275cm" svg:width="11.848cm" svg:height="6.564cm">
          <chartooo:coordinate-region svg:x="2.058cm" svg:y="1.474cm" svg:width="11.121cm" svg:height="5.718cm"/>
          <chart:axis chart:dimension="x" chart:name="primary-x" chart:style-name="ch5" chartooo:axis-type="auto">
            <chartooo:date-scale/>
            <chart:title svg:x="6.642cm" svg:y="8.019cm" chart:style-name="ch6">
              <text:p>Sample</text:p>
            </chart:title>
            <chart:categories table:cell-range-address="Sheet1.A3:Sheet1.A6"/>
          </chart:axis>
          <chart:axis chart:dimension="y" chart:name="primary-y" chart:style-name="ch7">
            <chart:title svg:x="0.451cm" svg:y="5.593cm" chart:style-name="ch8">
              <text:p>Energy Score</text:p>
            </chart:title>
            <chart:grid chart:style-name="ch9" chart:class="major"/>
          </chart:axis>
          <chart:series chart:style-name="ch10" chart:values-cell-range-address="Sheet1.D3:Sheet1.D6" chart:label-cell-address="Sheet1.D2:Sheet1.D2" chart:class="chart:bar">
            <chart:data-point chart:repeated="4"/>
          </chart:series>
          <chart:series chart:style-name="ch11" chart:values-cell-range-address="Sheet1.G3:Sheet1.G6" chart:label-cell-address="Sheet1.G2:Sheet1.G2" chart:class="chart:bar">
            <chart:data-point chart:repeated="4"/>
          </chart:series>
          <chart:series chart:style-name="ch12" chart:values-cell-range-address="Sheet1.H3:Sheet1.H6" chart:label-cell-address="Sheet1.H2:Sheet1.H2" chart:class="chart:bar">
            <chart:data-point chart:repeated="4"/>
          </chart:series>
          <chart:series chart:style-name="ch13" chart:values-cell-range-address="Sheet1.I3:Sheet1.I6" chart:label-cell-address="Sheet1.I2:Sheet1.I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1.D2:Sheet1.D2</svg:desc>
                </draw:g>
              </table:table-cell>
              <table:table-cell office:value-type="string">
                <text:p>VDWDiff</text:p>
                <draw:g>
                  <svg:desc>Sheet1.G2:Sheet1.G2</svg:desc>
                </draw:g>
              </table:table-cell>
              <table:table-cell office:value-type="string">
                <text:p>HBONDDiff</text:p>
                <draw:g>
                  <svg:desc>Sheet1.H2:Sheet1.H2</svg:desc>
                </draw:g>
              </table:table-cell>
              <table:table-cell office:value-type="string">
                <text:p>IMM1Diff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S</text:p>
                <draw:g>
                  <svg:desc>Sheet1.A3:Sheet1.A6</svg:desc>
                </draw:g>
              </table:table-cell>
              <table:table-cell office:value-type="float" office:value="-46.9569">
                <text:p>-46.9569</text:p>
                <draw:g>
                  <svg:desc>Sheet1.D3:Sheet1.D6</svg:desc>
                </draw:g>
              </table:table-cell>
              <table:table-cell office:value-type="float" office:value="-43.6746">
                <text:p>-43.6746</text:p>
                <draw:g>
                  <svg:desc>Sheet1.G3:Sheet1.G6</svg:desc>
                </draw:g>
              </table:table-cell>
              <table:table-cell office:value-type="float" office:value="-30.2568999999999">
                <text:p>-30.2568999999999</text:p>
                <draw:g>
                  <svg:desc>Sheet1.H3:Sheet1.H6</svg:desc>
                </draw:g>
              </table:table-cell>
              <table:table-cell office:value-type="float" office:value="26.975">
                <text:p>26.975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Left1</text:p>
              </table:table-cell>
              <table:table-cell office:value-type="float" office:value="-40.5426">
                <text:p>-40.5426</text:p>
              </table:table-cell>
              <table:table-cell office:value-type="float" office:value="-43.162805">
                <text:p>-43.162805</text:p>
              </table:table-cell>
              <table:table-cell office:value-type="float" office:value="-12.362">
                <text:p>-12.362</text:p>
              </table:table-cell>
              <table:table-cell office:value-type="float" office:value="14.9809999999999">
                <text:p>14.9809999999999</text:p>
              </table:table-cell>
            </table:table-row>
            <table:table-row>
              <table:table-cell office:value-type="string">
                <text:p>Left3</text:p>
              </table:table-cell>
              <table:table-cell office:value-type="float" office:value="-36.7663">
                <text:p>-36.7663</text:p>
              </table:table-cell>
              <table:table-cell office:value-type="float" office:value="-45.6344">
                <text:p>-45.6344</text:p>
              </table:table-cell>
              <table:table-cell office:value-type="float" office:value="-13.4689999999999">
                <text:p>-13.4689999999999</text:p>
              </table:table-cell>
              <table:table-cell office:value-type="float" office:value="22.336">
                <text:p>22.336</text:p>
              </table:table-cell>
            </table:table-row>
            <table:table-row>
              <table:table-cell office:value-type="string">
                <text:p>Right1</text:p>
              </table:table-cell>
              <table:table-cell office:value-type="float" office:value="-10.9027">
                <text:p>-10.9027</text:p>
              </table:table-cell>
              <table:table-cell office:value-type="float" office:value="-34.5626">
                <text:p>-34.5626</text:p>
              </table:table-cell>
              <table:table-cell office:value-type="float" office:value="3.40949999999999">
                <text:p>3.40949999999999</text:p>
              </table:table-cell>
              <table:table-cell office:value-type="float" office:value="20.25">
                <text:p>20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6cm" svg:y="0.316cm" chart:style-name="ch2">
          <text:p>VDW vs Percent GpA</text:p>
        </chart:title>
        <chart:plot-area chart:style-name="ch3" table:cell-range-address="Sheet1.J23:Sheet1.J33 Sheet1.M23:Sheet1.M33" svg:x="1.331cm" svg:y="1.275cm" svg:width="14.349cm" svg:height="6.564cm">
          <chartooo:coordinate-region svg:x="1.953cm" svg:y="1.474cm" svg:width="13.303cm" svg:height="5.718cm"/>
          <chart:axis chart:dimension="x" chart:name="primary-x" chart:style-name="ch4">
            <chart:title svg:x="8.077cm" svg:y="8.019cm" chart:style-name="ch5">
              <text:p>VDW</text:p>
            </chart:title>
          </chart:axis>
          <chart:axis chart:dimension="y" chart:name="primary-y" chart:style-name="ch6">
            <chart:title svg:x="0.451cm" svg:y="5.117cm" chart:style-name="ch7">
              <text:p>% GpA</text:p>
            </chart:title>
            <chart:grid chart:style-name="ch8" chart:class="major"/>
          </chart:axis>
          <chart:series chart:style-name="ch9" chart:values-cell-range-address="Sheet1.M23:Sheet1.M33" chart:class="chart:scatter">
            <chart:domain table:cell-range-address="Sheet1.J23:Sheet1.J33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3.6746">
                <text:p>-43.6746</text:p>
                <draw:g>
                  <svg:desc>Sheet1.J23:Sheet1.J33</svg:desc>
                </draw:g>
              </table:table-cell>
              <table:table-cell office:value-type="float" office:value="149.52825568836">
                <text:p>149.52825568836</text:p>
                <draw:g>
                  <svg:desc>Sheet1.M23:Sheet1.M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3.162805">
                <text:p>-43.162805</text:p>
              </table:table-cell>
              <table:table-cell office:value-type="float" office:value="83.0568380475581">
                <text:p>83.0568380475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5.6344">
                <text:p>-45.6344</text:p>
              </table:table-cell>
              <table:table-cell office:value-type="float" office:value="86.1002159629059">
                <text:p>86.1002159629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.5626">
                <text:p>-34.5626</text:p>
              </table:table-cell>
              <table:table-cell office:value-type="float" office:value="33.5977469651126">
                <text:p>33.5977469651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3.7885">
                <text:p>-43.7885</text:p>
              </table:table-cell>
              <table:table-cell office:value-type="float" office:value="108.379304574833">
                <text:p>108.379304574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0.4782">
                <text:p>-40.4782</text:p>
              </table:table-cell>
              <table:table-cell office:value-type="float" office:value="55.5613402132327">
                <text:p>55.5613402132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6.4431">
                <text:p>-36.4431</text:p>
              </table:table-cell>
              <table:table-cell office:value-type="float" office:value="32.6421112555128">
                <text:p>32.6421112555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3.457">
                <text:p>-23.457</text:p>
              </table:table-cell>
              <table:table-cell office:value-type="float" office:value="109.066848758068">
                <text:p>109.066848758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4.9187">
                <text:p>-44.9187</text:p>
              </table:table-cell>
              <table:table-cell office:value-type="float" office:value="53.9891968110017">
                <text:p>53.9891968110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.0781375">
                <text:p>-44.0781375</text:p>
              </table:table-cell>
              <table:table-cell office:value-type="float" office:value="141.847555498326">
                <text:p>141.847555498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6.959875">
                <text:p>-46.959875</text:p>
              </table:table-cell>
              <table:table-cell office:value-type="float" office:value="11.0976008544289">
                <text:p>11.09760085442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